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de" fo:country="DE" officeooo:rsid="000ff43c" officeooo:paragraph-rsid="000ff43c"/>
    </style:style>
    <style:style style:name="P2" style:family="paragraph" style:parent-style-name="Standard">
      <style:paragraph-properties fo:text-align="justify" style:justify-single-word="false"/>
      <style:text-properties fo:language="de" fo:country="DE" officeooo:rsid="00118b53" officeooo:paragraph-rsid="00118b53"/>
    </style:style>
    <style:style style:name="P3" style:family="paragraph" style:parent-style-name="Standard">
      <style:text-properties fo:language="de" fo:country="DE" officeooo:rsid="0014cb69" officeooo:paragraph-rsid="0014cb69"/>
    </style:style>
    <style:style style:name="P4" style:family="paragraph" style:parent-style-name="Standard">
      <style:paragraph-properties fo:text-align="justify" style:justify-single-word="false"/>
      <style:text-properties fo:language="de" fo:country="DE" officeooo:rsid="0014cb69" officeooo:paragraph-rsid="0014cb69"/>
    </style:style>
    <style:style style:name="P5" style:family="paragraph" style:parent-style-name="Standard">
      <style:text-properties fo:language="de" fo:country="DE" officeooo:rsid="000ff43c" officeooo:paragraph-rsid="000ff43c"/>
    </style:style>
    <style:style style:name="P6" style:family="paragraph" style:parent-style-name="Standard">
      <style:paragraph-properties fo:text-align="end" style:justify-single-word="false"/>
      <style:text-properties fo:language="de" fo:country="DE" officeooo:rsid="000ff43c" officeooo:paragraph-rsid="00150d09"/>
    </style:style>
    <style:style style:name="P7" style:family="paragraph" style:parent-style-name="Standard">
      <style:paragraph-properties fo:text-align="justify" style:justify-single-word="false"/>
      <style:text-properties fo:language="de" fo:country="DE" officeooo:rsid="000ff43c" officeooo:paragraph-rsid="000ff43c"/>
    </style:style>
    <style:style style:name="P8" style:family="paragraph" style:parent-style-name="Standard">
      <style:paragraph-properties fo:text-align="justify" style:justify-single-word="false"/>
      <style:text-properties fo:language="de" fo:country="DE" officeooo:rsid="000ff43c" officeooo:paragraph-rsid="00150d09"/>
    </style:style>
    <style:style style:name="P9" style:family="paragraph" style:parent-style-name="Standard">
      <style:paragraph-properties fo:text-align="justify" style:justify-single-word="false"/>
      <style:text-properties fo:language="de" fo:country="DE" officeooo:rsid="000ff43c" officeooo:paragraph-rsid="001880ba"/>
    </style:style>
    <style:style style:name="P10" style:family="paragraph" style:parent-style-name="Standard">
      <style:paragraph-properties fo:text-align="end" style:justify-single-word="false"/>
      <style:text-properties fo:language="de" fo:country="DE" officeooo:rsid="00150d09" officeooo:paragraph-rsid="00150d09"/>
    </style:style>
    <style:style style:name="P11" style:family="paragraph" style:parent-style-name="Standard">
      <style:text-properties fo:language="de" fo:country="DE" officeooo:rsid="0019e73b" officeooo:paragraph-rsid="0019e73b"/>
    </style:style>
    <style:style style:name="T1" style:family="text">
      <style:text-properties officeooo:rsid="00118b53"/>
    </style:style>
    <style:style style:name="T2" style:family="text">
      <style:text-properties officeooo:rsid="001468d9"/>
    </style:style>
    <style:style style:name="T3" style:family="text">
      <style:text-properties officeooo:rsid="0014cb69"/>
    </style:style>
    <style:style style:name="T4" style:family="text">
      <style:text-properties officeooo:rsid="00150d09"/>
    </style:style>
    <style:style style:name="T5" style:family="text">
      <style:text-properties officeooo:rsid="0016de27"/>
    </style:style>
    <style:style style:name="T6" style:family="text">
      <style:text-properties officeooo:rsid="001880b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hilipp Rosendahl, Q1</text:p>
      <text:p text:style-name="P10">Stenkuhle 9</text:p>
      <text:p text:style-name="P10">44267 Dortmund</text:p>
      <text:p text:style-name="P6"><text:tab/><text:tab/><text:tab/><text:tab/><text:tab/><text:tab/><text:tab/><text:tab/><text:tab/></text:p>
      <text:p text:style-name="P6">Dortmund, den 23 Mai 2016</text:p>
      <text:p text:style-name="P1"/>
      <text:p text:style-name="P1"/>
      <text:p text:style-name="P1"/>
      <text:p text:style-name="P1"/>
      <text:p text:style-name="P1"/>
      <text:p text:style-name="P1"/>
      <text:p text:style-name="P1"/>
      <text:p text:style-name="P1"/>
      <text:p text:style-name="P1">Sehr geehrter Herr Wei<text:span text:style-name="T2">s</text:span>haupt,</text:p>
      <text:p text:style-name="P1"/>
      <text:p text:style-name="P1"/>
      <text:p text:style-name="P7">hiermit beantrage ich, eine besondere Lernleistung erbringen zu dürfen.</text:p>
      <text:p text:style-name="P7"/>
      <text:p text:style-name="P8">Die besondere Lernleistung soll eine Projektarbeit mit dem Thema Simulation eines Zyklotrons sein. </text:p>
      <text:p text:style-name="P8">Ein Zyklotron ist ein relativ einfacher Teilchenbeschleuniger, der geladene Teilchen auf einer Kreisbahn beschleunigt, um sie dann auf Eigenschaften zu untersuchen. Im Speziellen werden die Beschleunigung und die relativistische Massenzunahme eines Teilchens simuliert. </text:p>
      <text:p text:style-name="P7">Ein Zyklotron funktioniert bei kleinen Geschwindigkeiten dadurch, dass bei konstanter Masse die Umlaufzeit unabhängig von der Geschwindigkeit ist. Allerdings <text:span text:style-name="T1">sind</text:span> Masse, Zeit und Länge<text:span text:style-name="T1">n</text:span> nach Einsteins Relativitätstheorie variabel, was das obige Prinzip aushebelt und eine Simulation interessant macht.</text:p>
      <text:p text:style-name="P7"/>
      <text:p text:style-name="P9">Ich möchte eine besondere Lernleistung erbringen, weil mir eine freie Arbeitsweise an einem Projekt gefällt <text:span text:style-name="T2">und </text:span>ich mich gerne mit Informatik und Physik beschäftige. <text:span text:style-name="T2">Außerdem ist es eine schöne Ergänzung, wenn man ein Projekt hat, bei dem Neues selbstständig entwickelt wird. </text:span></text:p>
      <text:p text:style-name="P9"><text:span text:style-name="T2">Nach der Schule möchte ich im IT-Bereich arbeiten, daher wäre es positiv für meinen beruflichen Werdegang, wenn die Fähigkeit, ein komplexes Problem selbstständig zu lösen, mir von der Schule bestätigt wird.</text:span></text:p>
      <text:p text:style-name="P7"/>
      <text:p text:style-name="P2">Das Projekt ist <text:span text:style-name="T2">mit schulischem Vorwissen nicht </text:span>umzusetzen, da <text:span text:style-name="T6">der</text:span> Informatikunterricht nicht auf Simulationen eingeht <text:span text:style-name="T3">und </text:span><text:s/>im Physikunterricht Teilchenbeschleuniger eher eine kleine Rolle spielen. <text:span text:style-name="T3">Aufgrund der Menge an Berechnungen sind die Sprachen, die im Informatikunterricht gelehrt werden, eher weniger geeignet und daher ist die Anwendung einer dafür besser geeigneten Sprache wie C++ nötig.</text:span></text:p>
      <text:p text:style-name="P2"/>
      <text:p text:style-name="P4">Fachlich sind Herr Hörsken und Herr Dr. Unkelbach in das Projekt eingeweiht und wären bereit, mich bei dem Projekt zu betreuen. Über den gesetzlichen Rahmen und <text:span text:style-name="T4">weitere</text:span> Formalien habe ich zudem <text:span text:style-name="T4">kurz </text:span>mit Herrn Freudenreich gesprochen.</text:p>
      <text:p text:style-name="P3"/>
      <text:p text:style-name="P11">Ich würde mich freuen, wenn Sie meine Pläne befürworten.</text:p>
      <text:p text:style-name="P3"/>
      <text:p text:style-name="P3">Mit freundlichen Grüß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2T18:31:08.156687014</meta:creation-date>
    <dc:date>2016-05-23T21:00:11.138343144</dc:date>
    <meta:editing-duration>PT57M2S</meta:editing-duration>
    <meta:editing-cycles>7</meta:editing-cycles>
    <meta:generator>LibreOffice/4.2.8.2$Linux_X86_64 LibreOffice_project/420m0$Build-2</meta:generator>
    <meta:print-date>2016-05-23T20:31:40.991587933</meta:print-date>
    <meta:document-statistic meta:table-count="0" meta:image-count="0" meta:object-count="0" meta:page-count="1" meta:paragraph-count="16" meta:word-count="282" meta:character-count="2043" meta:non-whitespace-character-count="1763"/>
  </office:meta>
</office:document-meta>
</file>